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96934"/>
    </style:style>
    <style:style style:name="P2" style:family="paragraph" style:parent-style-name="Text_20_body">
      <style:text-properties officeooo:rsid="000bbb23" officeooo:paragraph-rsid="000bbb23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0bbb23" officeooo:paragraph-rsid="000bbb23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0db540" officeooo:paragraph-rsid="000db540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01121" officeooo:paragraph-rsid="00101121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023b7" officeooo:paragraph-rsid="001023b7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21a23" officeooo:paragraph-rsid="00121a2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d01b6" style:font-style-asian="normal" style:font-style-complex="normal"/>
    </style:style>
    <style:style style:name="T4" style:family="text">
      <style:text-properties fo:font-style="normal" officeooo:rsid="000e3d06" style:font-style-asian="normal" style:font-style-complex="normal"/>
    </style:style>
    <style:style style:name="T5" style:family="text">
      <style:text-properties fo:font-style="normal" officeooo:rsid="0010ea9e" style:font-style-asian="normal" style:font-style-complex="normal"/>
    </style:style>
    <style:style style:name="T6" style:family="text">
      <style:text-properties fo:font-style="normal" officeooo:rsid="00128d7a" style:font-style-asian="normal" style:font-style-complex="normal"/>
    </style:style>
    <style:style style:name="T7" style:family="text">
      <style:text-properties fo:font-style="normal" officeooo:rsid="0014860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Apprendre à voir l'architecture</text:h>
      <text:p text:style-name="P1"/>
      <text:p text:style-name="P2">Définitions</text:p>
      <text:p text:style-name="P2"><text:tab/>Architecte : emprunte au latin "<text:span text:style-name="T1">architectus</text:span><text:span text:style-name="T2">" (1510)</text:span></text:p>
      <text:p text:style-name="P3"><text:span text:style-name="T2"><text:tab/><text:tab/>racines grecques</text:span></text:p>
      <text:p text:style-name="P3"><text:span text:style-name="T2"><text:tab/><text:tab/><text:tab/>arkhi (qui donne archi) = donne ordrdes / prends l'initiative</text:span></text:p>
      <text:p text:style-name="P3"><text:span text:style-name="T2"><text:tab/><text:tab/><text:tab/>Tektôn = charpentier</text:span></text:p>
      <text:p text:style-name="P3"><text:span text:style-name="T2"/></text:p>
      <text:p text:style-name="P3"><text:span text:style-name="T2"><text:tab/></text:span><text:span text:style-name="T3">Toute constructions est architecture, seulement à diff degrés.</text:span></text:p>
      <text:p text:style-name="P3"><text:span text:style-name="T3"/></text:p>
      <text:p text:style-name="P4"><text:span text:style-name="T3">A</text:span><text:span text:style-name="T2">rchitecture c'est</text:span></text:p>
      <text:p text:style-name="P4"><text:span text:style-name="T2"><text:tab/>une construction</text:span></text:p>
      <text:p text:style-name="P4"><text:span text:style-name="T2"><text:tab/>des formes</text:span></text:p>
      <text:p text:style-name="P4"><text:span text:style-name="T2"><text:tab/>des vides</text:span></text:p>
      <text:p text:style-name="P4"><text:span text:style-name="T2"><text:tab/>agencement de l''espace</text:span></text:p>
      <text:p text:style-name="P4"><text:span text:style-name="T2"><text:tab/>reflet vie en société</text:span></text:p>
      <text:p text:style-name="P4"><text:span text:style-name="T2"><text:tab/>politique mais pas que</text:span></text:p>
      <text:p text:style-name="P4"><text:span text:style-name="T2"><text:tab/></text:span><text:span text:style-name="T4">témoin d'une époque / regard d'artiste.</text:span></text:p>
      <text:p text:style-name="P5"><text:span text:style-name="T4"><text:tab/></text:span><text:span text:style-name="T2">Symbole pouvoirs / institution</text:span></text:p>
      <text:p text:style-name="P5"><text:span text:style-name="T2"/></text:p>
      <text:p text:style-name="P6"><text:span text:style-name="T2">depuis quand on en fait ?</text:span></text:p>
      <text:p text:style-name="P6"><text:span text:style-name="T2"><text:tab/></text:span><text:span text:style-name="T5">Dès néolithique</text:span></text:p>
      <text:p text:style-name="P6"><text:span text:style-name="T5"/></text:p>
      <text:p text:style-name="P7"><text:span text:style-name="T5">T</text:span><text:span text:style-name="T2">emporalité oeuvre architecturale</text:span></text:p>
      <text:p text:style-name="P7"><text:span text:style-name="T2"><text:tab/></text:span></text:p>
      <text:p text:style-name="P7"><text:span text:style-name="T2"><text:tab/>temps de la commande</text:span></text:p>
      <text:p text:style-name="P7"><text:span text:style-name="T2"><text:tab/>temps de la conception</text:span></text:p>
      <text:p text:style-name="P7"><text:span text:style-name="T2"><text:tab/>temps de la réalisation</text:span></text:p>
      <text:p text:style-name="P7"><text:span text:style-name="T2"><text:tab/>temps de l'utilisation</text:span></text:p>
      <text:p text:style-name="P7"><text:span text:style-name="T2"><text:tab/></text:span><text:span text:style-name="T6">temps de la réc</text:span><text:span text:style-name="T7">é</text:span><text:span text:style-name="T6">p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17S</meta:editing-duration>
    <meta:editing-cycles>13</meta:editing-cycles>
    <meta:generator>LibreOffice/5.3.6.1$Windows_x86 LibreOffice_project/686f202eff87ef707079aeb7f485847613344eb7</meta:generator>
    <dc:date>2017-11-14T17:19:29.515000000</dc:date>
    <meta:document-statistic meta:table-count="0" meta:image-count="0" meta:object-count="0" meta:page-count="1" meta:paragraph-count="25" meta:word-count="94" meta:character-count="646" meta:non-whitespace-character-count="551"/>
    <meta:user-defined meta:name="Info 1"/>
    <meta:user-defined meta:name="Info 2"/>
    <meta:user-defined meta:name="Info 3"/>
    <meta:user-defined meta:name="Info 4"/>
  </office:meta>
</office:document-meta>
</file>